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36d7" officeooo:paragraph-rsid="001f36d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f36d7" officeooo:paragraph-rsid="001f36d7" style:font-weight-asian="normal" style:font-weight-complex="normal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1f36d7" officeooo:paragraph-rsid="001f36d7" fo:background-color="#1e1e1e" style:font-weight-asian="normal" style:font-weight-complex="normal"/>
    </style:style>
    <style:style style:name="P5" style:family="paragraph" style:parent-style-name="Standard">
      <style:paragraph-properties style:line-height-at-least="0.503cm"/>
    </style:style>
    <style:style style:name="T1" style:family="text">
      <style:text-properties fo:color="#6a99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Orientada 1 – LFA</text:p>
      <text:p text:style-name="P2"/>
      <text:p text:style-name="P2">Uma das possíveis soluções é simplesmente:</text:p>
      <text:p text:style-name="P2"/>
      <text:p text:style-name="P4">a porta esta aberta</text:p>
      <text:p text:style-name="P3">a casa esta fechada</text:p>
      <text:p text:style-name="P3">a janela esta aberta</text:p>
      <text:p text:style-name="P3">a gaveta esta fechada</text:p>
      <text:p text:style-name="P3">o cão esta sujo</text:p>
      <text:p text:style-name="P3">o gato esta limpo</text:p>
      <text:p text:style-name="P3">o patio esta sujo</text:p>
      <text:p text:style-name="P3">o balde esta limpo</text:p>
      <text:p text:style-name="P5"/>
      <text:p text:style-name="P3"><text:span text:style-name="T1">&lt;S&gt;</text:span> ::= a <text:span text:style-name="T1">&lt;B&gt;</text:span></text:p>
      <text:p text:style-name="P3"><text:span text:style-name="T1">&lt;B&gt;</text:span> ::= porta <text:span text:style-name="T1">&lt;C&gt;</text:span> | janela <text:span text:style-name="T1">&lt;C&gt;</text:span> | casa <text:span text:style-name="T1">&lt;D&gt;</text:span> | gaveta <text:span text:style-name="T1">&lt;D&gt;</text:span> | </text:p>
      <text:p text:style-name="P3">cão <text:span text:style-name="T1">&lt;E&gt;</text:span> | patio <text:span text:style-name="T1">&lt;E&gt;</text:span> | gato <text:span text:style-name="T1">&lt;F&gt;</text:span> | balde <text:span text:style-name="T1">&lt;F&gt;</text:span></text:p>
      <text:p text:style-name="P3"><text:span text:style-name="T1">&lt;C&gt;</text:span> ::= esta aberta</text:p>
      <text:p text:style-name="P3"><text:span text:style-name="T1">&lt;D&gt;</text:span> ::= esta fechada </text:p>
      <text:p text:style-name="P3"><text:span text:style-name="T1">&lt;E&gt;</text:span> ::= esta sujo</text:p>
      <text:p text:style-name="P3"><text:span text:style-name="T1">&lt;F&gt;</text:span> ::= esta limpo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17:07:26.304382626</meta:creation-date>
    <dc:date>2021-06-16T17:09:25.327210436</dc:date>
    <meta:editing-duration>PT1M59S</meta:editing-duration>
    <meta:editing-cycles>1</meta:editing-cycles>
    <meta:document-statistic meta:table-count="0" meta:image-count="0" meta:object-count="0" meta:page-count="1" meta:paragraph-count="17" meta:word-count="87" meta:character-count="402" meta:non-whitespace-character-count="329"/>
    <meta:generator>LibreOffice/6.4.7.2$Linux_X86_64 LibreOffice_project/40$Build-2</meta:generator>
  </office:meta>
</office:document-meta>
</file>